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3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4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8960e" officeooo:paragraph-rsid="0018960e" style:font-weight-asian="normal" style:font-weight-complex="normal"/>
    </style:style>
    <style:style style:name="P6" style:family="paragraph" style:parent-style-name="Standard" style:list-style-name="L1">
      <style:text-properties fo:color="#996600" fo:font-weight="normal" officeooo:rsid="0018960e" officeooo:paragraph-rsid="0018960e" style:font-weight-asian="normal" style:font-weight-complex="normal"/>
    </style:style>
    <style:style style:name="P7" style:family="paragraph" style:parent-style-name="Standard">
      <style:text-properties officeooo:paragraph-rsid="0018501c"/>
    </style:style>
    <style:style style:name="P8" style:family="paragraph" style:parent-style-name="Standard" style:list-style-name="L2">
      <style:text-properties fo:color="#0066cc" fo:font-weight="normal" officeooo:rsid="0018960e" officeooo:paragraph-rsid="0018960e" style:font-weight-asian="normal" style:font-weight-complex="normal"/>
    </style:style>
    <style:style style:name="P9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10" style:family="paragraph" style:parent-style-name="Standard">
      <style:text-properties fo:color="#000000" fo:font-weight="bold" officeooo:rsid="00149142" officeooo:paragraph-rsid="0018501c" style:font-weight-asian="bold" style:font-weight-complex="bold"/>
    </style:style>
    <style:style style:name="P11" style:family="paragraph" style:parent-style-name="Standard">
      <style:text-properties fo:color="#000000" fo:font-weight="bold" officeooo:rsid="0018960e" officeooo:paragraph-rsid="0018960e" style:font-weight-asian="bold" style:font-weight-complex="bold"/>
    </style:style>
    <style:style style:name="P12" style:family="paragraph" style:parent-style-name="Standard">
      <style:text-properties fo:color="#000000" fo:font-weight="bold" officeooo:rsid="001a3133" officeooo:paragraph-rsid="001a3133" style:font-weight-asian="bold" style:font-weight-complex="bold"/>
    </style:style>
    <style:style style:name="P13" style:family="paragraph" style:parent-style-name="Standard">
      <style:text-properties officeooo:paragraph-rsid="0018960e"/>
    </style:style>
    <style:style style:name="T1" style:family="text">
      <style:text-properties fo:color="#0066cc"/>
    </style:style>
    <style:style style:name="T2" style:family="text">
      <style:text-properties officeooo:rsid="00165ab3"/>
    </style:style>
    <style:style style:name="T3" style:family="text">
      <style:text-properties style:text-position="sub 58%" fo:font-style="italic" style:text-underline-style="none" fo:font-weight="normal" officeooo:rsid="0018960e" style:font-style-asian="italic" style:font-weight-asian="normal" style:font-style-complex="italic" style:font-weight-complex="normal"/>
    </style:style>
    <style:style style:name="T4" style:family="text">
      <style:text-properties style:text-position="0% 100%" fo:font-style="normal" style:text-underline-style="none" fo:font-weight="normal" officeooo:rsid="0018960e" style:font-style-asian="normal" style:font-weight-asian="normal" style:font-style-complex="normal" style:font-weight-complex="normal"/>
    </style:style>
    <style:style style:name="T5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style:text-position="0% 100%" fo:font-style="italic" style:text-underline-style="none" fo:font-weight="normal" officeooo:rsid="0018960e" style:font-style-asian="italic" style:font-weight-asian="normal" style:font-style-complex="italic" style:font-weight-complex="normal"/>
    </style:style>
    <style:style style:name="T7" style:family="text">
      <style:text-properties officeooo:rsid="0018960e"/>
    </style:style>
    <style:style style:name="T8" style:family="text">
      <style:text-properties fo:font-style="italic" fo:font-weight="bold" officeooo:rsid="0018960e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officeooo:rsid="0018960e" style:font-style-asian="italic" style:font-weight-asian="normal" style:font-style-complex="italic" style:font-weight-complex="normal"/>
    </style:style>
    <style:style style:name="T10" style:family="text">
      <style:text-properties fo:color="#000000" fo:font-weight="normal" officeooo:rsid="00149142" style:font-weight-asian="normal" style:font-weight-complex="normal"/>
    </style:style>
    <style:style style:name="T11" style:family="text">
      <style:text-properties fo:color="#000000" fo:font-style="italic" fo:font-weight="bold" officeooo:rsid="0018960e" style:font-style-asian="italic" style:font-weight-asian="bold" style:font-style-complex="italic" style:font-weight-complex="bold"/>
    </style:style>
    <style:style style:name="T12" style:family="text">
      <style:text-properties fo:color="#000000" fo:font-style="italic" fo:font-weight="normal" officeooo:rsid="0018960e" style:font-style-asian="italic" style:font-weight-asian="normal" style:font-style-complex="italic" style:font-weight-complex="normal"/>
    </style:style>
    <style:style style:name="T13" style:family="text">
      <style:text-properties fo:color="#000000" fo:font-style="italic" style:text-underline-style="none" fo:font-weight="normal" officeooo:rsid="0018960e" style:font-style-asian="italic" style:font-weight-asian="normal" style:font-style-complex="italic" style:font-weight-complex="normal"/>
    </style:style>
    <style:style style:name="T14" style:family="text">
      <style:text-properties fo:color="#000000" fo:font-weight="bold" officeooo:rsid="0018960e" style:font-weight-asian="bold" style:font-weight-complex="bold"/>
    </style:style>
    <style:style style:name="T15" style:family="text">
      <style:text-properties fo:color="#000000" style:text-underline-style="none" fo:font-weight="normal" officeooo:rsid="0018960e" style:font-weight-asian="normal" style:font-weight-complex="normal"/>
    </style:style>
    <style:style style:name="T16" style:family="text">
      <style:text-properties fo:color="#000000" fo:font-style="normal" style:text-underline-style="none" fo:font-weight="normal" officeooo:rsid="0018960e" style:font-style-asian="normal" style:font-weight-asian="normal" style:font-style-complex="normal" style:font-weight-complex="normal"/>
    </style:style>
    <style:style style:name="T17" style:family="text">
      <style:text-properties fo:color="#000000" style:text-position="sub 58%" fo:font-style="italic" style:text-underline-style="none" fo:font-weight="normal" officeooo:rsid="0018960e" style:font-style-asian="italic" style:font-weight-asian="normal" style:font-style-complex="italic" style:font-weight-complex="normal"/>
    </style:style>
    <style:style style:name="T18" style:family="text">
      <style:text-properties fo:color="#000000" style:text-position="0% 100%" fo:font-style="italic" style:text-underline-style="none" fo:font-weight="normal" officeooo:rsid="0018960e" style:font-style-asian="italic" style:font-weight-asian="normal" style:font-style-complex="italic" style:font-weight-complex="normal"/>
    </style:style>
    <style:style style:name="T19" style:family="text">
      <style:text-properties fo:color="#000000" style:text-position="0% 100%" fo:font-style="italic" style:text-underline-style="none" fo:font-weight="bold" officeooo:rsid="0018960e" style:font-style-asian="italic" style:font-weight-asian="bold" style:font-style-complex="italic" style:font-weight-complex="bold"/>
    </style:style>
    <style:style style:name="T20" style:family="text">
      <style:text-properties fo:color="#000000" style:text-position="0% 100%" fo:font-style="normal" style:text-underline-style="none" fo:font-weight="bold" officeooo:rsid="0018960e" style:font-style-asian="normal" style:font-weight-asian="bold" style:font-style-complex="normal" style:font-weight-complex="bold"/>
    </style:style>
    <style:style style:name="T21" style:family="text">
      <style:text-properties fo:color="#000000" style:text-position="0% 100%" fo:font-style="normal" style:text-underline-style="none" fo:font-weight="normal" officeooo:rsid="0018960e" style:font-style-asian="normal" style:font-weight-asian="normal" style:font-style-complex="normal" style:font-weight-complex="normal"/>
    </style:style>
    <style:style style:name="T22" style:family="text">
      <style:text-properties fo:color="#0000cc"/>
    </style:style>
    <style:style style:name="T23" style:family="text">
      <style:text-properties fo:color="#0000cc" officeooo:rsid="0018960e"/>
    </style:style>
    <style:style style:name="T24" style:family="text">
      <style:text-properties fo:color="#0000cc" fo:font-weight="bold" officeooo:rsid="0018960e" style:font-weight-asian="bold" style:font-weight-complex="bold"/>
    </style:style>
    <style:style style:name="T25" style:family="text">
      <style:text-properties fo:color="#0000cc" style:text-underline-style="solid" style:text-underline-width="auto" style:text-underline-color="font-color"/>
    </style:style>
    <style:style style:name="T26" style:family="text">
      <style:text-properties fo:color="#0000cc" style:text-underline-style="none"/>
    </style:style>
    <style:style style:name="T27" style:family="text">
      <style:text-properties fo:color="#0000cc" style:text-position="0% 100%" fo:font-style="normal" style:text-underline-style="none" fo:font-weight="bold" officeooo:rsid="0018960e" style:font-style-asian="normal" style:font-weight-asian="bold" style:font-style-complex="normal" style:font-weight-complex="bold"/>
    </style:style>
    <style:style style:name="T28" style:family="text">
      <style:text-properties fo:color="#0000cc" style:text-position="0% 100%" fo:font-style="normal" style:text-underline-style="solid" style:text-underline-width="auto" style:text-underline-color="font-color" fo:font-weight="bold" officeooo:rsid="0018960e" style:font-style-asian="normal" style:font-weight-asian="bold" style:font-style-complex="normal" style:font-weight-complex="bold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5L<text:span text:style-name="T7">10</text:span> Notes</text:p>
      <text:p text:style-name="P2"/>
      <text:p text:style-name="P3">Objectives: </text:p>
      <text:list xml:id="list3230054486217247848" text:style-name="L1">
        <text:list-item>
          <text:p text:style-name="P6">Describe how to write a word equation</text:p>
        </text:list-item>
        <text:list-item>
          <text:p text:style-name="P6">Describe how to write a skeleton equation</text:p>
        </text:list-item>
        <text:list-item>
          <text:p text:style-name="P6">Describe the steps for writing a balanced chemical equation</text:p>
        </text:list-item>
      </text:list>
      <text:p text:style-name="P3"><text:tab/></text:p>
      <text:p text:style-name="P3">Key Concepts:</text:p>
      <text:list xml:id="list7591740479109321298" text:style-name="L2">
        <text:list-item>
          <text:p text:style-name="P8">How do you write a word equation?</text:p>
        </text:list-item>
        <text:list-item>
          <text:p text:style-name="P8">How do you write a skeleton equation?</text:p>
        </text:list-item>
        <text:list-item>
          <text:p text:style-name="P5"><text:span text:style-name="T1">What are the steps in writing a balanced chemical equation?</text:span></text:p>
        </text:list-item>
      </text:list>
      <text:p text:style-name="P1"/>
      <text:p text:style-name="P9">Vocabulary / <text:span text:style-name="T2">Important</text:span>:</text:p>
      <text:p text:style-name="P9"/>
      <text:p text:style-name="P9"/>
      <text:p text:style-name="P11">Word Equations</text:p>
      <text:p text:style-name="P9"/>
      <text:p text:style-name="P7"><text:span text:style-name="T10"><text:tab/></text:span><text:span text:style-name="T11">Reactants <text:s text:c="2"/></text:span><text:span text:style-name="T8">→ <text:s text:c="2"/>Products</text:span></text:p>
      <text:p text:style-name="P7"><text:span text:style-name="T8"><text:tab/></text:span><text:span text:style-name="T9">reactants <text:s/>yield <text:s/>products.</text:span></text:p>
      <text:p text:style-name="P1"/>
      <text:p text:style-name="P1"><text:tab/><text:span text:style-name="T23">To write a word equation, write the name of the reactants to the left of the arrow <text:tab/>separated by plus signs; write the names of the products to the write of the arrow, also <text:tab/>separated by plus signs.</text:span></text:p>
      <text:p text:style-name="P1"><text:span text:style-name="T23"/></text:p>
      <text:p text:style-name="P7"><text:span text:style-name="T24"><text:tab/></text:span><text:span text:style-name="T14">Ex: </text:span><text:span text:style-name="T12">Hydrogen peroxide </text:span><text:span text:style-name="T9">→ water + oxygen</text:span></text:p>
      <text:p text:style-name="P1"/>
      <text:p text:style-name="P1">..</text:p>
      <text:p text:style-name="P1"><text:tab/></text:p>
      <text:p text:style-name="P11">Chemical Equations</text:p>
      <text:p text:style-name="P11"/>
      <text:p text:style-name="P11"><text:tab/><text:span text:style-name="T22">A </text:span><text:span text:style-name="T25">chemical equation</text:span><text:span text:style-name="T26"> is a representation of a chemical reaction; the formulas of the <text:tab/>reactants (on the left) are connected by an arrow with the formulas of the products (on the <text:tab/>right).</text:span></text:p>
      <text:p text:style-name="P11"><text:span text:style-name="T26"/></text:p>
      <text:p text:style-name="P11"><text:span text:style-name="T26"><text:tab/></text:span><text:span text:style-name="T29">Ex: </text:span><text:span text:style-name="T30">The chemical equation for rusting is as follows:</text:span></text:p>
      <text:p text:style-name="P13"><text:span text:style-name="T15"><text:tab/><text:tab/></text:span><text:span text:style-name="T13">Fe </text:span><text:span text:style-name="T16">+ </text:span><text:span text:style-name="T13">O</text:span><text:span text:style-name="T17">2</text:span><text:span text:style-name="T18"> </text:span><text:span text:style-name="T5">→ </text:span><text:span text:style-name="T6">Fe</text:span><text:span text:style-name="T3">2</text:span><text:span text:style-name="T6">O</text:span><text:span text:style-name="T3">3</text:span></text:p>
      <text:p text:style-name="P13"><text:span text:style-name="T4"/></text:p>
      <text:p text:style-name="P13"><text:span text:style-name="T4"><text:tab/></text:span><text:span text:style-name="T27">A </text:span><text:span text:style-name="T28">skeleton equation</text:span><text:span text:style-name="T27"> is a chemical equation that does not indicate the relative amounts of <text:tab/>the reactants and products.</text:span></text:p>
      <text:p text:style-name="P13"><text:span text:style-name="T27"/></text:p>
      <text:p text:style-name="P13"><text:span text:style-name="T27"><text:tab/></text:span><text:span text:style-name="T21">Write the formulas of the reactants to the left of the yields sign (arrow) and the formulas of the <text:tab/>products to the right.</text:span></text:p>
      <text:p text:style-name="P13"><text:span text:style-name="T21"/></text:p>
      <text:p text:style-name="P13"><text:span text:style-name="T21"><text:tab/>To add more information to the equation, you can indicate the physical states of substances by <text:tab/>putting a symbol after each formula. Use (</text:span><text:span text:style-name="T18">s</text:span><text:span text:style-name="T21">)</text:span><text:span text:style-name="T18"> </text:span><text:span text:style-name="T21">for solid, </text:span><text:span text:style-name="T18">(l</text:span><text:span text:style-name="T21">) for liquid, (</text:span><text:span text:style-name="T18">g</text:span><text:span text:style-name="T21">) for a gas, and (</text:span><text:span text:style-name="T18">aq</text:span><text:span text:style-name="T21">) for a <text:tab/>substance in an aqueous solution. (a substance dissolved in water)</text:span></text:p>
      <text:p text:style-name="P13"><text:span text:style-name="T21"/></text:p>
      <text:p text:style-name="P13"><text:span text:style-name="T21"><text:tab/></text:span></text:p>
      <text:p text:style-name="P13"><text:soft-page-break/><text:span text:style-name="T20">Ex: </text:span><text:span text:style-name="T21">The skeleton equation for rusting with symbols for the physical states added is as follows:</text:span></text:p>
      <text:p text:style-name="P13"><text:span text:style-name="T21"><text:tab/></text:span><text:span text:style-name="T18">Fe(s) + O</text:span><text:span text:style-name="T17">2</text:span><text:span text:style-name="T18">(g) </text:span><text:span text:style-name="T19">→ </text:span><text:span text:style-name="T18">Fe</text:span><text:span text:style-name="T17">2</text:span><text:span text:style-name="T18">O</text:span><text:span text:style-name="T17">3</text:span><text:span text:style-name="T18">(s)</text:span></text:p>
      <text:p text:style-name="P13"><text:span text:style-name="T21"/></text:p>
      <text:p text:style-name="P11">..</text:p>
      <text:p text:style-name="P11"/>
      <text:p text:style-name="P12">Balancing Chemical Equations</text:p>
      <text:p text:style-name="P12"/>
      <text:p text:style-name="P12"><text:tab/><text:span text:style-name="T22">To write a balanced chemical equation, first write the skeleton equation. Then use <text:tab/>coefficients to balance the equation so that it obeys the law of conservation of mass (the <text:tab/>product is equal to the reactants)</text:span></text:p>
      <text:p text:style-name="P12"><text:span text:style-name="T22"/></text:p>
      <text:p text:style-name="P12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5-12-24T21:59:21.898921036</dc:date>
    <meta:editing-duration>PT3H9M2S</meta:editing-duration>
    <meta:editing-cycles>3</meta:editing-cycles>
    <meta:generator>LibreOffice/4.4.5.2$Linux_X86_64 LibreOffice_project/40$Build-2</meta:generator>
    <meta:document-statistic meta:table-count="0" meta:image-count="0" meta:object-count="0" meta:page-count="2" meta:paragraph-count="32" meta:word-count="313" meta:character-count="1786" meta:non-whitespace-character-count="1475"/>
  </office:meta>
</office:document-meta>
</file>